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3244" officeooo:paragraph-rsid="001e32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s dados obtidos atraves dessa entrevista serão mantidos em sigilo, serao usado apenas para a produçao de um trabalho universitario,para fins de obtençao de nota na matéria de Interface Humano Computad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21:57:44.413051342</meta:creation-date>
    <meta:generator>LibreOffice/6.2.8.2$Linux_X86_64 LibreOffice_project/20$Build-2</meta:generator>
    <dc:date>2019-10-26T22:09:00.559687079</dc:date>
    <meta:editing-duration>PT39S</meta:editing-duration>
    <meta:editing-cycles>1</meta:editing-cycles>
    <meta:document-statistic meta:table-count="0" meta:image-count="0" meta:object-count="0" meta:page-count="1" meta:paragraph-count="1" meta:word-count="31" meta:character-count="204" meta:non-whitespace-character-count="174"/>
  </office:meta>
</office:document-meta>
</file>